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25-01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24-01-0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23-01-09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22-01-24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21-02-2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20-01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19-02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18-01-3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17-01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16-01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15-01-23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14-09-17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591</text:p>
          </table:table-cell>
          <table:table-cell office:value-type="string" calcext:value-type="string">
            <text:p>ADVM-059</text:p>
          </table:table-cell>
          <table:table-cell office:value-type="string" calcext:value-type="string">
            <text:p>2014-09-0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